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egrating Project Planning With Development Tools</text:h>
      <text:h text:style-name="Heading_20_1" text:outline-level="1">Introduction</text:h>
      <text:p text:style-name="Text_20_body">Integrating project planning tools with development workflows significantly benefits back-end development projects. It helps align planning and execution, enhances collaboration, and improves productivity and project tracking. Understanding how to integrate these tools and their advantages effectively is crucial for achieving streamlined project management.</text:p>
      <text:h text:style-name="Heading_20_2" text:outline-level="2">Integrating Project Planning Tools with Development Workflows</text:h>
      <text:p text:style-name="Text_20_body">The first step in integrating project planning tools with development workflows is to define your workflow. This involves outlining key development stages such as planning, testing, and deployment. Identifying which stages will benefit most from integration allows teams to focus on areas like linking tasks to code commits or automating status updates based on code reviews.</text:p>
      <text:h text:style-name="Heading_20_2" text:outline-level="2">Setting Up the Integration</text:h>
      <text:p text:style-name="Text_20_body">Setting up integration between tools can be done using three main approaches:</text:p>
      <text:list xml:id="list3149527908" text:style-name="L1">
        <text:list-item>
          <text:p text:style-name="P1">Native integrations: many tools, such as Jira, Trello, or Asana, offer built-in connections that allow seamless linking with development environments like IDEs or version control systems without additional coding.</text:p>
        </text:list-item>
        <text:list-item>
          <text:p text:style-name="P1">Middleware tools: these are third-party tools, such as Microsoft BizTalk or IBM WebSphere, that bridge different applications, enabling communication and data management between systems that may not have direct integration capabilities.</text:p>
        </text:list-item>
        <text:list-item>
          <text:p text:style-name="P1">Custom APIs: for more customized needs, developers can create tailored connections using custom APIs, which require coding but offer more control over the integration process.</text:p>
        </text:list-item>
      </text:list>
      <text:p text:style-name="Text_20_body">Once the integration method is chosen, automation should be set up so that actions within development tools, such as code commits or pull requests, automatically update related tasks in the project planning tool.</text:p>
      <text:h text:style-name="Heading_20_3" text:outline-level="3">Advantages of Integration</text:h>
      <text:p text:style-name="Text_20_body">Integrating project planning tools with development tools offers multiple benefits:</text:p>
      <text:list xml:id="list3662585024" text:style-name="L2">
        <text:list-item>
          <text:p text:style-name="P2">Enhanced Productivity: By reducing the need for manual updates and data entry, developers can focus more on coding tasks rather than administrative work. Automation minimizes <text:soft-page-break/>context switching, which helps maintain focus and reduces the time spent transitioning between different tools and tasks.</text:p>
        </text:list-item>
        <text:list-item>
          <text:p text:style-name="P2">Better project tracking: integrations enable real-time project progress tracking by automatically updating task statuses based on changes in the development environment. This ensures all team members have up-to-date information, allowing quick adjustments and more informed decision-making.</text:p>
        </text:list-item>
        <text:list-item>
          <text:p text:style-name="P2">Improved collaboration: integrated tools provide a unified platform where all team members can access the same information, communicate effectively, and share real-time feedback. This reduces the need for frequent meetings and ensures everyone remains aligned on project goals and timelines.</text:p>
        </text:list-item>
        <text:list-item>
          <text:p text:style-name="P2">Increased alignment between planning and execution: when development work is closely integrated with project plans, it is easier to keep efforts aligned with project goals. This alignment reduces the risk of scope creep and ensures that the team remains focused on delivering the desired outcomes. Continuous feedback loops between planning and execution allow for dynamic adjustments as the project progresses.</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07T17:37:31.487000000</dc:date>
    <meta:editing-duration>PT9S</meta:editing-duration>
    <meta:editing-cycles>1</meta:editing-cycles>
    <meta:document-statistic meta:table-count="0" meta:image-count="0" meta:object-count="0" meta:page-count="2" meta:paragraph-count="17" meta:word-count="445" meta:character-count="3200" meta:non-whitespace-character-count="2779"/>
    <meta:generator>LibreOffice/7.3.4.2$Windows_X86_64 LibreOffice_project/728fec16bd5f605073805c3c9e7c4212a0120dc5</meta:generator>
  </office:meta>
</office:document-meta>
</file>